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4569798976655479" text:style-name="L1">
        <text:list-item>
          <text:p text:style-name="P1">Item 1</text:p>
        </text:list-item>
        <text:list-item>
          <text:p text:style-name="P1">Item 2</text:p>
        </text:list-item>
        <text:list-item>
          <text:p text:style-name="P1">Item 3</text:p>
        </text:list-item>
      </text:list>
      <text:p text:style-name="Standard"/>
      <text:list xml:id="list3141275589219737493" text:style-name="L2">
        <text:list-item>
          <text:p text:style-name="P2">Item one</text:p>
        </text:list-item>
        <text:list-item>
          <text:p text:style-name="P2">Item two</text:p>
        </text:list-item>
        <text:list-item>
          <text:p text:style-name="P2">Item three</text:p>
        </text:list-item>
      </text:list>
      <text:p text:style-name="Standard"/>
      <text:list xml:id="list3942376769742129493" text:style-name="L3">
        <text:list-item>
          <text:p text:style-name="P3">Item a</text:p>
        </text:list-item>
        <text:list-item>
          <text:p text:style-name="P3">Item b</text:p>
        </text:list-item>
        <text:list-item>
          <text:p text:style-name="P3">Item c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a Gibson</meta:initial-creator>
    <meta:creation-date>2015-05-20T19:21:15</meta:creation-date>
    <dc:date>2015-05-20T19:23:35</dc:date>
    <dc:creator>Gabriela Gibson</dc:creator>
    <meta:editing-duration>PT2M23S</meta:editing-duration>
    <meta:editing-cycles>1</meta:editing-cycles>
    <meta:generator>OpenOffice/4.1.1$Linux OpenOffice.org_project/411m6$Build-9775</meta:generator>
    <meta:document-statistic meta:table-count="0" meta:image-count="0" meta:object-count="0" meta:page-count="1" meta:paragraph-count="9" meta:word-count="27" meta:character-count="77"/>
  </office:meta>
</office:document-meta>
</file>